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бороться или победить (над спамом),<text:line-break/>мнение эксперта, мыщъх'а (серого, пещерного)</text:h>
      <text:p text:style-name="Standard"/>
      <text:p text:style-name="Standard"># 1. Можно ли победить спам в принципе?</text:p>
      <text:p text:style-name="P1">конечно, можно и совсем несложно. достаточно сделать его неэффективным, то есть просто перестать обращать на него внимание или бойкотировать фирмы, рекламирующие себя подобным способом (и хотя тут кто-то может возразить, что в этом случае спам станет неэффективным оружием конкурентов, но во-первых, рекламировать конкурентов можно только при хорошей траве, а, во-вторых, даже если это и произойдет, конкуренты смогут подать в суд и выиграть, поскольку дело пахнет деньгами).</text:p>
      <text:p text:style-name="P1">но это в теории. на практике, даже удаляя спам на автомате, мы все-таки иногда им пользуемся. даже если один из тысячи хочет удлинить себе то, чей размер не имеет значения, при стоимости электронной рассылки, рекламодателю это _выгодно_</text:p>
      <text:p text:style-name="P1">тем не менее, популярность электронной почты стремительно падает и весь цивилизованный мир уже давно подсел на <text:span text:style-name="T1">yahoo</text:span> и <text:span text:style-name="T1">msn</text:span> <text:span text:style-name="T1">messenger</text:span>'ы, так же появилась "личная почта" и "аккаунты" на сайтах, а старое доброе мыло становится в основном средством корпоративной переписки, участкам которой реклама продуктов массового потребления неинтересна, а более серьезные товары/услуги и рекламируются серьезнее.</text:p>
      <text:p text:style-name="Standard"/>
      <text:p text:style-name="Standard"># 2. Как ты сам борешься с неадресными сообщениями?</text:p>
      <text:p text:style-name="P1">часто меняю адреса, сообщая их ограниченному кругу лиц и используя почту в основном для служебной переписки. никакие дополнительные фильтры не устанавливаю, предпочитая удалять все левые сообщения вручную, тем более, что их приходит сравнительно немного.</text:p>
      <text:p text:style-name="Standard"/>
      <text:p text:style-name="Standard"># 3. Наиболее актуальная проблема - определить тонкую грань &lt;спам/не спам&gt;.</text:p>
      <text:p text:style-name="Standard"># Как показывает практика, либо спама больше, либо вероятность не получить</text:p>
      <text:p text:style-name="Standard"># нужные письма выше. Где выход?</text:p>
      <text:p text:style-name="P1">я (да и не только я) гораздо больше страдаю не от спамеров, а от злобных администраторов, устанавливающих на корпоративных серверах агрессивные фильтры, к тому же хреново настроенные. <text:span text:style-name="T1">RFC</text:span> настоятельно рекомендует, чтобы сервер в случае недоставки письма посылал отправителю (не получателю!) уведомление, что его письмо расценивается как спамерское и потому не доставляется. но хороших манер придерживаются не все сервера (точнее, их администраторы). причем, если недоставка личных писем обычно закачивается на уровне простого недовольства, то в корпоративной сфере это сплошь и рядом приводит к убыткам и притом весьма значительным.</text:p>
      <text:p text:style-name="P1">к сожалению, выхода нет. поскольку, даже определив для себя границу "спам/не спам" я никак не могу воздействовать на политику серверов своих респондентов. даже если я установлю себе собственный почтовый сервер это не решит проблемы, ведь фильтрация осуществляется на обоих концах.</text:p>
      <text:p text:style-name="Standard"/>
      <text:p text:style-name="Standard"># 4. Помимо почты спамеры довольно эффективно атакуют форумы и блоги.</text:p>
      <text:p text:style-name="Standard"># Есть предпосылки, что скоро станет не только сложно читать почту, но и</text:p>
      <text:p text:style-name="Standard"># общаться через Интернет. Не пугает такая перспектива?</text:p>
      <text:p text:style-name="P1">с тех пор как Интернет из деревни превратился через мегалополис через него уже никто полноценно не общается. блоги являются деградировавшей мутацией телеконференций, чья сила была в их централизованной структуре и, как следствие, огромной аудитории. блоги же скорее напоминают посиделки на кухне и защитить их от нежелательных сообщений очень просто, например, путем премодерации. собственно говоря, остальные блоги и читать не стоит из-за обилия идиотов, захламляющих блог совершенно бессмысленными сообщениями почище всяких спамеров.</text:p>
      <text:p text:style-name="Standard"/>
      <text:p text:style-name="Standard"># 5. С 1 июля 2006 года вступили в сиду поправки к закону &lt;О рекламе&gt; против</text:p>
      <text:p text:style-name="Standard"># спамеров. Тем не менее, это не мешает им спамить и дальше.</text:p>
      <text:p text:style-name="Standard">естественно. закон лишь создает правовую основу, но нет такого закона, который нельзя обойти.</text:p>
      <text:p text:style-name="Standard"/>
      <text:p text:style-name="Standard"><text:soft-page-break/># Есть ли другие способы воздействия на спамеров?</text:p>
      <text:p text:style-name="P1">если понимать под спамом любой вид агрессивной рекламы, то… увы… рост <text:span text:style-name="T1">adware</text:span> среди разработчиков шаровар — это разве не спам? особенно, если программа об этом не предупреждает. а люди, распространяющие книжки для личной гигиены и прочий гербалайв? а простые письма в стиле "помогите настроить/починить/взломать" чем лучше спама?! спам хоть можно с чистой совестью удалить, грязно выругавшись при этом и выплеснув весь негатив в пространство-время, а письма, адресованные лично требуют ответа. по этикету. даже если они отправлены совершенно незнакомыми мне людьми. оставляя свое мыло на публичных серверах, мы теряем право на приватность и уже не можем говорить о том, что какие-то сообщения являются "не запрошенными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1-21T21:32:00</dc:date>
    <meta:editing-cycles>18</meta:editing-cycles>
    <meta:editing-duration>PT1H14M</meta:editing-duration>
    <meta:document-statistic meta:table-count="0" meta:image-count="0" meta:object-count="0" meta:page-count="2" meta:paragraph-count="21" meta:word-count="627" meta:character-count="4354" meta:non-whitespace-character-count="3747"/>
    <meta:generator>LibreOffice/5.1.4.2$Windows_x86 LibreOffice_project/f99d75f39f1c57ebdd7ffc5f42867c12031db97a</meta:generator>
  </office:meta>
</office:document-meta>
</file>